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adba" officeooo:paragraph-rsid="0018adb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adba" officeooo:paragraph-rsid="0018ad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a6b0" officeooo:paragraph-rsid="001aa6b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8f6b" officeooo:paragraph-rsid="001b8f6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0e7d" officeooo:paragraph-rsid="00200e7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adba" officeooo:paragraph-rsid="0018adb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a6b0" officeooo:paragraph-rsid="001aa6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8f6b" officeooo:paragraph-rsid="001b8f6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0e7d" officeooo:paragraph-rsid="00200e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0e7d" officeooo:paragraph-rsid="00202e6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47f5" officeooo:paragraph-rsid="002147f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c5db" officeooo:paragraph-rsid="0021c5d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e5bc" officeooo:paragraph-rsid="0021e5b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f1eb" officeooo:paragraph-rsid="0022f1e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02e64" officeooo:paragraph-rsid="00202e6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2e64" officeooo:paragraph-rsid="0021c5db" style:font-weight-asian="normal" style:font-weight-complex="normal"/>
    </style:style>
    <style:style style:name="T1" style:family="text">
      <style:text-properties officeooo:rsid="001aa6b0"/>
    </style:style>
    <style:style style:name="T2" style:family="text">
      <style:text-properties officeooo:rsid="00202e64"/>
    </style:style>
    <style:style style:name="T3" style:family="text">
      <style:text-properties officeooo:rsid="0020a98c"/>
    </style:style>
    <style:style style:name="T4" style:family="text">
      <style:text-properties officeooo:rsid="0021e5bc"/>
    </style:style>
    <style:style style:name="T5" style:family="text">
      <style:text-properties officeooo:rsid="0022f1eb"/>
    </style:style>
    <style:style style:name="T6" style:family="text">
      <style:text-properties officeooo:rsid="0023b5ec"/>
    </style:style>
    <style:style style:name="T7" style:family="text">
      <style:text-properties officeooo:rsid="0025c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Questions</text:p>
      <text:p text:style-name="P2"/>
      <text:p text:style-name="P2"/>
      <text:p text:style-name="P2">Drivers:</text:p>
      <text:p text:style-name="P6">1. Architecture of previously worked project</text:p>
      <text:p text:style-name="P6">2. USB Drivers flow</text:p>
      <text:p text:style-name="P6">3. V4L2 Framework architecture</text:p>
      <text:p text:style-name="P6">4. Flow in V4L2 framework (Application -&gt; V4L2 -&gt; Low level driver -&gt; H/w)</text:p>
      <text:p text:style-name="P6">5. kernel threads</text:p>
      <text:p text:style-name="P6"/>
      <text:p text:style-name="P2">Linux:</text:p>
      <text:p text:style-name="P6">1. what is process and thread</text:p>
      <text:p text:style-name="P6">2. What are Synchronization mechanism available???</text:p>
      <text:p text:style-name="P6">3. What are differences between mutex and semaphore???</text:p>
      <text:p text:style-name="P6">4. <text:span text:style-name="T1">How will acheive synchronize among threads??</text:span></text:p>
      <text:p text:style-name="P7">5. priority inversion</text:p>
      <text:p text:style-name="P7"/>
      <text:p text:style-name="P3">C :</text:p>
      <text:p text:style-name="P8">1. Explain about memory segments</text:p>
      <text:p text:style-name="P8">2. Storage class specifiers</text:p>
      <text:p text:style-name="P8">3. Volatile</text:p>
      <text:p text:style-name="P8">4. dangling pointer</text:p>
      <text:p text:style-name="P8"/>
      <text:p text:style-name="P4">Data structures:</text:p>
      <text:p text:style-name="P8">1. Add node to double linked list</text:p>
      <text:p text:style-name="P8">2. Delete node in double linked list</text:p>
      <text:p text:style-name="P8"/>
      <text:p text:style-name="P5">V4L2 driver</text:p>
      <text:p text:style-name="P9"/>
      <text:p text:style-name="P9">Gstreamer:</text:p>
      <text:p text:style-name="P9">1. How to integrate gstreamer plugin with v4l2 <text:span text:style-name="T3">framework??</text:span></text:p>
      <text:p text:style-name="P11">2. How ioctl communicate with gstreamer??</text:p>
      <text:p text:style-name="P9"/>
      <text:p text:style-name="P9">V4l2 driver:</text:p>
      <text:p text:style-name="P9">1. How low level driver will register with v4l2 framework.</text:p>
      <text:p text:style-name="P10">2. What is file_operations?? <text:span text:style-name="T2">What are capabilites will provided in file_operaions??</text:span></text:p>
      <text:p text:style-name="P15">3. When low level driver registering with v4l2 framework, what are basic file_operations you will register??</text:p>
      <text:p text:style-name="P16">4. What are ioctls commands available??</text:p>
      <text:p text:style-name="P12">5. Explain Querycapabilites ioctl command??</text:p>
      <text:p text:style-name="P12">6. How set_format and get_format works??</text:p>
      <text:p text:style-name="P12">7. Why can't use char device driver instead of v4l2 framework</text:p>
      <text:p text:style-name="P12">8. Why v4l2 framework??</text:p>
      <text:p text:style-name="P12">9. <text:span text:style-name="T7">Explain</text:span> buffer management in v4l2</text:p>
      <text:p text:style-name="P12">10. For buffer management what are elements involved??</text:p>
      <text:p text:style-name="P12">11. What is vb2_queue??</text:p>
      <text:p text:style-name="P12">12. <text:span text:style-name="T4">In which ioctl function, it will allocate buffers??</text:span></text:p>
      <text:p text:style-name="P13">13. What is functionality of prepare_buf??<text:line-break/>14. <text:span text:style-name="T5">Do you know states in buffer management??</text:span></text:p>
      <text:p text:style-name="P14">15. what are v4l2 events?</text:p>
      <text:p text:style-name="P14">16. <text:span text:style-name="T6">What is plane in v4l2 ?? What are planes present in v4l2 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7:10:22.627471293</meta:creation-date>
    <dc:date>2017-11-29T11:48:15.634422065</dc:date>
    <meta:editing-duration>PT34M6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41" meta:word-count="246" meta:character-count="1526" meta:non-whitespace-character-count="1321"/>
  </office:meta>
</office:document-meta>
</file>